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cm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Ultrafine_20_2_20_Dots_20_3_20_Dashes" draw:fill="solid" draw:fill-color="#aea79f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svg:stroke-color="#000000"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7.2cm" svg:height="18.9cm" svg:x="6.5cm" svg:y="9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10.9cm" svg:y="10.804cm">
          <draw:text-box>
            <text:p>工作目录</text:p>
          </draw:text-box>
        </draw:frame>
        <draw:custom-shape draw:style-name="gr3" draw:text-style-name="P1" draw:layer="layout" svg:width="7.8cm" svg:height="11cm" svg:x="24.5cm" svg:y="1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0.8cm" svg:x="8.3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1.1cm" svg:x="40.2cm" svg:y="14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26.9cm" svg:y="11.104cm">
          <draw:text-box>
            <text:p>暂存区</text:p>
          </draw:text-box>
        </draw:frame>
        <draw:frame draw:style-name="gr4" draw:layer="layout" svg:width="3.1cm" svg:height="0.996cm" svg:x="42.2cm" svg:y="11.404cm">
          <draw:text-box>
            <text:p>本地仓库</text:p>
          </draw:text-box>
        </draw:frame>
        <draw:custom-shape draw:style-name="gr5" draw:text-style-name="P1" draw:layer="layout" svg:width="3cm" svg:height="3.7cm" svg:x="42.7cm" svg:y="15.9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cm" svg:height="3.7cm" svg:x="27.6cm" svg:y="16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cm" svg:height="3.7cm" svg:x="10.7cm" svg:y="16.2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6.4cm" svg:y1="16.9cm" svg:x2="22.3cm" svg:y2="14.9cm">
          <text:p/>
        </draw:line>
        <draw:frame draw:style-name="gr2" draw:layer="layout" svg:width="3.6cm" svg:height="1.741cm" svg:x="19.4cm" svg:y="13.204cm">
          <draw:text-box>
            <text:p>git rm</text:p>
            <text:p>git mv</text:p>
          </draw:text-box>
        </draw:frame>
        <draw:line draw:style-name="gr8" draw:text-style-name="P1" draw:layer="layout" svg:x1="31.2cm" svg:y1="22.5cm" svg:x2="41.4cm" svg:y2="19.1cm">
          <text:p/>
        </draw:line>
        <draw:frame draw:style-name="gr2" draw:layer="layout" svg:width="6.553cm" svg:height="0.996cm" svg:x="33cm" svg:y="19.004cm">
          <draw:text-box>
            <text:p>git reset HEAD</text:p>
          </draw:text-box>
        </draw:frame>
        <draw:line draw:style-name="gr8" draw:text-style-name="P1" draw:layer="layout" svg:x1="15.201cm" svg:y1="22.9cm" svg:x2="26.1cm" svg:y2="22.9cm">
          <text:p/>
        </draw:line>
        <draw:frame draw:style-name="gr2" draw:layer="layout" svg:width="6.012cm" svg:height="0.996cm" svg:x="17.688cm" svg:y="20.9cm">
          <draw:text-box>
            <text:p>git checkout --</text:p>
          </draw:text-box>
        </draw:frame>
        <draw:line draw:style-name="gr7" draw:text-style-name="P1" draw:layer="layout" svg:x1="15.5cm" svg:y1="16.6cm" svg:x2="19cm" svg:y2="15cm">
          <text:p/>
        </draw:line>
        <draw:custom-shape draw:style-name="gr5" draw:text-style-name="P1" draw:layer="layout" svg:width="3cm" svg:height="3.7cm" svg:x="27.5cm" svg:y="20.4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10.8cm" svg:y="21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14T21:42:37.262360652</dc:date>
    <meta:editing-duration>PT8H14M10S</meta:editing-duration>
    <meta:editing-cycles>208</meta:editing-cycles>
    <meta:generator>LibreOffice/4.2.6.3$Linux_x86 LibreOffice_project/420m0$Build-3</meta:generator>
    <meta:document-statistic meta:object-count="19"/>
  </office:meta>
</office:document-meta>
</file>